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1.8909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co22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av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ack bea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ribou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upacabra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uga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yot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umbo octopus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k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erret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iant boa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os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wl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umping spider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i fish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 insect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rmot</text:p>
          </table:table-cell>
          <table:table-cell/>
          <table:table-cell office:value-type="string">
            <text:p>critters 'n crawler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  <table:table-row table:style-name="ro1">
          <table:table-cell office:value-type="string">
            <text:p>mous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 de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tter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t vip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ed panda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ingtail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squatch</text:p>
          </table:table-cell>
          <table:table-cell/>
          <table:table-cell office:value-type="string">
            <text:p>critters 'n crawlers</text:p>
          </table:table-cell>
        </table:table-row>
        <table:table-row table:style-name="ro1">
          <table:table-cell office:value-type="string">
            <text:p>sea bunny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ima enaga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inwalk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onk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mber wolf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key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echug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wendigo</text:p>
          </table:table-cell>
          <table:table-cell/>
          <table:table-cell office:value-type="string">
            <text:p>critters 'n crawlers</text:p>
          </table:table-cell>
        </table:table-row>
        <table:table-row table:style-name="ro1">
          <table:table-cell office:value-type="string">
            <text:p>White-tailed de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verin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C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04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04:33:24.35</dc:date>
    <meta:generator>OpenOffice/4.1.16$Win32 OpenOffice.org_project/4116m3$Build-9816</meta:generator>
    <meta:editing-duration>P1DT14H30M37S</meta:editing-duration>
    <meta:editing-cycles>236</meta:editing-cycles>
    <meta:document-statistic meta:table-count="16" meta:cell-count="1492" meta:object-count="0"/>
  </office:meta>
</office:document-meta>
</file>